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" style:family="graphic" style:parent-style-name="standard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backface-culling="enabled" dr3d:normals-kind="object" dr3d:normals-direction="inverse" dr3d:texture-filter="enabled" dr3d:diffuse-color="#00b8ff" dr3d:emissive-color="#000000" dr3d:specular-color="#ffffff" dr3d:shininess="15%" dr3d:shadow="hidden"/>
    </style:style>
    <style:style style:name="gr3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width="0.044cm" draw:stroke-linejoin="miter" draw:fill="solid" draw:fill-color="#ffffff"/>
    </style:style>
    <style:style style:name="gr5" style:family="graphic" style:parent-style-name="standard">
      <style:graphic-properties draw:stroke="none" svg:stroke-width="0.044cm" draw:stroke-linejoin="miter" draw:fill="solid" draw:fill-color="#000000"/>
    </style:style>
    <style:style style:name="gr6" style:family="graphic" style:parent-style-name="objectwithoutfill">
      <style:graphic-properties svg:stroke-width="0.051cm" svg:stroke-color="#000000" draw:marker-start-width="0.357cm" draw:marker-end-width="0.357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3d:scene draw:style-name="gr1" svg:width="1.411cm" svg:height="1.291cm" svg:x="1.424cm" svg:y="1.047cm" dr3d:transform="matrix (0.749601038178658 -0.183911319046394 0.635826163576251 -0.0228514397099931 0.952858668491741 0.302552755041708 -0.661495347878319 -0.241323402526077 0.710061208719769 0.0828506509198067cm -0.0313245947383672cm -0.0596985731333667cm)" dr3d:vrp="(0 0 16888.1428571429)" dr3d:vpn="(0 0 14297.1428571429)" dr3d:projection="perspective" dr3d:distance="2.591cm" dr3d:focal-length="10.008cm" dr3d:shadow-slant="6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" draw:layer="layout"/>
        </dr3d:scene>
        <dr3d:scene draw:style-name="gr1" svg:width="1.415cm" svg:height="1.3cm" svg:x="6.756cm" svg:y="3.304cm" dr3d:transform="matrix (0.750522291297368 -0.180114907705208 0.635826163576251 -0.0276739775213037 0.952730802160203 0.302552755041708 -0.660265432408739 -0.2446684259105 0.710061208719769 0.0814231654645893cm -0.0302180066495896cm -0.0596985731333667cm)" dr3d:vrp="(0 0 16888.1428571429)" dr3d:vpn="(0 0 14297.1428571429)" dr3d:projection="perspective" dr3d:distance="2.591cm" dr3d:focal-length="10.008cm" dr3d:shadow-slant="6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" draw:layer="layout"/>
        </dr3d:scene>
        <draw:line draw:style-name="gr3" draw:text-style-name="P1" draw:layer="layout" svg:x1="2.84cm" svg:y1="2.159cm" svg:x2="6.523cm" svg:y2="3.683cm">
          <text:p/>
        </draw:line>
        <draw:g>
          <svg:title>TexMaths</svg:title>
          <svg:desc>14§display§\frac{e^2}{4\pi\epsilon_0}\frac{1}{r_{12}^2}§svg§600§FALSE§</svg:desc>
          <draw:polygon draw:style-name="gr4" draw:text-style-name="P2" draw:layer="layout" svg:width="1.771cm" svg:height="1.261cm" svg:x="4.491cm" svg:y="1.532cm" svg:viewBox="0 0 1772 1262" draw:points="886,1262 0,1262 0,0 1772,0 1772,1262">
            <text:p/>
          </draw:polygon>
          <draw:path draw:style-name="gr5" draw:text-style-name="P3" draw:layer="layout" svg:width="0.195cm" svg:height="0.234cm" svg:x="4.779cm" svg:y="1.724cm" svg:viewBox="0 0 196 235" svg:d="M71 109c15 0 53-1 79-11 35-16 38-46 38-53 0-24-20-45-54-45-57 0-134 51-134 141 0 53 30 94 79 94 74 0 117-55 117-61 0-4-4-7-7-7-2 0-4 1-6 6-40 50-95 50-102 50-40 0-44-43-44-60 0-6 0-22 8-54zM48 98c20-79 72-86 86-86 24 0 37 15 37 33 0 53-81 53-102 53z">
            <text:p/>
          </draw:path>
          <draw:path draw:style-name="gr5" draw:text-style-name="P3" draw:layer="layout" svg:width="0.157cm" svg:height="0.24cm" svg:x="5.013cm" svg:y="1.524cm" svg:viewBox="0 0 158 241" svg:d="M158 175h-13c-1 8-4 29-9 33-2 2-30 2-35 2h-65c37-34 49-43 71-61 27-21 51-43 51-79 0-43-38-70-84-70-44 0-74 32-74 65 0 18 15 21 18 21 10 0 20-7 20-20 0-6-2-19-21-19 11-26 35-34 52-34 36 0 54 28 54 57 0 32-22 57-33 71l-87 86c-3 3-3 4-3 14h147z">
            <text:p/>
          </draw:path>
          <draw:polygon draw:style-name="gr5" draw:text-style-name="P3" draw:layer="layout" svg:width="0.992cm" svg:height="0.021cm" svg:x="4.491cm" svg:y="2.161cm" svg:viewBox="0 0 993 22" draw:points="497,22 0,22 0,0 993,0 993,22">
            <text:p/>
          </draw:polygon>
          <draw:path draw:style-name="gr5" draw:text-style-name="P3" draw:layer="layout" svg:width="0.225cm" svg:height="0.349cm" svg:x="4.505cm" svg:y="2.305cm" svg:viewBox="0 0 226 350" svg:d="M135 266v44c0 19 0 25-38 25h-11v15c21-1 48-1 68-1 22 0 49 0 70 1v-15h-11c-38 0-39-6-39-25v-44h52v-17h-52v-236c0-9 0-13-8-13-5 0-6 0-9 6l-157 243v17zM138 249h-124l124-193z">
            <text:p/>
          </draw:path>
          <draw:path draw:style-name="gr5" draw:text-style-name="P3" draw:layer="layout" svg:width="0.273cm" svg:height="0.228cm" svg:x="4.757cm" svg:y="2.432cm" svg:viewBox="0 0 274 229" svg:d="M121 31h58c-18 76-22 98-22 133 0 8 0 22 4 39 5 24 11 26 19 26 10 0 20-9 20-20 0-2 0-3-3-10-15-38-15-72-15-86 0-28 3-55 9-82h59c6 0 24 0 24-18 0-13-10-13-19-13h-171c-11 0-31 0-53 25-18 20-31 43-31 45s0 6 6 6c4 0 6-2 8-6 25-39 55-39 64-39h30c-17 62-43 124-65 172-4 7-4 8-4 12 0 11 8 14 14 14 16 0 20-14 25-34 8-23 8-25 14-50z">
            <text:p/>
          </draw:path>
          <draw:path draw:style-name="gr5" draw:text-style-name="P3" draw:layer="layout" svg:width="0.167cm" svg:height="0.228cm" svg:x="5.073cm" svg:y="2.432cm" svg:viewBox="0 0 168 229" svg:d="M128 107c8 0 17 0 17-9 0-8-6-8-15-8h-82c12-44 41-74 87-74h16c8 0 17 0 17-9 0-7-7-7-16-7h-17c-67 0-135 52-135 132 0 56 38 97 92 97 34 0 67-20 67-26 0-2-1-8-6-8-1 0-2 0-7 4-15 10-34 18-53 18-30 0-55-21-55-67 0-17 5-37 6-43z">
            <text:p/>
          </draw:path>
          <draw:path draw:style-name="gr5" draw:text-style-name="P3" draw:layer="layout" svg:width="0.165cm" svg:height="0.247cm" svg:x="5.272cm" svg:y="2.492cm" svg:viewBox="0 0 166 248" svg:d="M166 126c0-40-5-70-22-94-10-18-32-32-61-32-83 0-83 99-83 126 0 26 0 122 83 122s83-96 83-122zM83 238c-16 0-38-10-45-39-6-22-6-52-6-78 0-27 0-54 6-74 7-29 30-36 45-36 20 0 38 11 44 32 5 19 7 46 7 78 0 26 0 53-6 76-7 33-31 41-45 41z">
            <text:p/>
          </draw:path>
          <draw:path draw:style-name="gr5" draw:text-style-name="P3" draw:layer="layout" svg:width="0.167cm" svg:height="0.344cm" svg:x="5.852cm" svg:y="1.607cm" svg:viewBox="0 0 168 345" svg:d="M105 13c0-12 0-13-13-13-31 33-76 33-92 33v16c10 0 40 0 67-14v269c0 19-1 25-47 25h-17v16c18-2 63-2 82-2 21 0 65 0 83 2v-16h-16c-46 0-47-6-47-25z">
            <text:p/>
          </draw:path>
          <draw:polygon draw:style-name="gr5" draw:text-style-name="P3" draw:layer="layout" svg:width="0.657cm" svg:height="0.021cm" svg:x="5.605cm" svg:y="2.161cm" svg:viewBox="0 0 658 22" draw:points="330,22 0,22 0,0 658,0 658,22">
            <text:p/>
          </draw:polygon>
          <draw:path draw:style-name="gr5" draw:text-style-name="P3" draw:layer="layout" svg:width="0.206cm" svg:height="0.234cm" svg:x="5.619cm" svg:y="2.426cm" svg:viewBox="0 0 207 235" svg:d="M30 199c-1 8-5 20-5 22 0 9 7 14 15 14 6 0 15-5 19-14 1-2 18-73 20-82 4-18 13-54 17-69 2-5 16-30 28-42 4-3 19-16 41-16 14 0 20 6 22 6-16 2-27 15-27 28 0 8 6 19 20 19 12 0 27-12 27-31s-16-34-42-34c-34 0-56 26-65 40-4-24-23-40-47-40-23 0-32 20-37 29-9 18-16 50-16 51 0 5 5 5 6 5 6 0 6 0 9-12 8-37 18-61 37-61 9 0 16 3 16 23 0 11-2 17-8 44z">
            <text:p/>
          </draw:path>
          <draw:path draw:style-name="gr5" draw:text-style-name="P3" draw:layer="layout" svg:width="0.157cm" svg:height="0.24cm" svg:x="5.869cm" svg:y="2.237cm" svg:viewBox="0 0 158 241" svg:d="M158 175h-13c-1 8-4 29-9 33-2 2-30 2-35 2h-65c37-34 49-43 71-61 27-21 51-43 51-79 0-43-38-70-84-70-44 0-74 32-74 65 0 18 15 21 18 21 10 0 20-7 20-20 0-6-2-19-21-19 11-26 35-34 52-34 36 0 54 28 54 57 0 32-22 57-33 71l-87 86c-3 3-3 4-3 14h147z">
            <text:p/>
          </draw:path>
          <draw:path draw:style-name="gr5" draw:text-style-name="P3" draw:layer="layout" svg:width="0.129cm" svg:height="0.24cm" svg:x="5.871cm" svg:y="2.552cm" svg:viewBox="0 0 130 241" svg:d="M81 11c0-11-2-11-11-11-23 22-55 23-70 23v13c8 0 32 0 52-10v185c0 12 0 17-36 17h-14v13c7 0 51-1 64-1 11 0 56 1 64 1v-13h-14c-35 0-35-5-35-17z">
            <text:p/>
          </draw:path>
          <draw:path draw:style-name="gr5" draw:text-style-name="P3" draw:layer="layout" svg:width="0.157cm" svg:height="0.24cm" svg:x="6.056cm" svg:y="2.552cm" svg:viewBox="0 0 158 241" svg:d="M158 175h-13c-1 8-4 29-9 33-2 2-30 2-35 2h-65c37-34 49-43 71-61 27-21 51-43 51-79 0-43-38-70-84-70-44 0-74 32-74 65 0 18 15 21 18 21 10 0 20-7 20-20 0-6-2-19-21-19 11-26 35-34 52-34 36 0 54 28 54 57 0 32-22 57-33 71l-87 86c-3 3-3 4-3 14h147z">
            <text:p/>
          </draw:path>
        </draw:g>
        <draw:g>
          <svg:title>TexMaths</svg:title>
          <svg:desc>14§display§dr_1§svg§600§FALSE§</svg:desc>
          <draw:polygon draw:style-name="gr4" draw:text-style-name="P2" draw:layer="layout" svg:width="0.84cm" svg:height="0.519cm" svg:x="1.237cm" svg:y="0.369cm" svg:viewBox="0 0 841 520" draw:points="420,520 0,520 0,0 841,0 841,520">
            <text:p/>
          </draw:polygon>
          <draw:path draw:style-name="gr5" draw:text-style-name="P3" draw:layer="layout" svg:width="0.293cm" svg:height="0.435cm" svg:x="1.262cm" svg:y="0.368cm" svg:viewBox="0 0 294 436" svg:d="M294 7c0-1 0-7-9-7-8 0-67 6-78 7-4 0-8 3-8 11 0 9 5 9 15 9 29 0 31 4 31 9l-3 13-36 146c-11-23-30-40-58-40-71 0-148 91-148 181 0 59 34 100 83 100 12 0 43-3 79-47 6 26 27 47 56 47 23 0 37-14 46-35 10-21 19-59 19-61 0-7-6-7-7-7-7 0-7 3-9 12-11 40-22 77-47 77-17 0-18-16-18-28 0-16 1-20 4-30zM165 354c-3 12-3 13-12 24-27 34-52 44-69 44-31 0-41-34-41-58 0-31 20-108 35-136 19-36 47-59 72-59 40 0 49 51 49 55 0 3-2 7-3 10z">
            <text:p/>
          </draw:path>
          <draw:path draw:style-name="gr5" draw:text-style-name="P3" draw:layer="layout" svg:width="0.251cm" svg:height="0.279cm" svg:x="1.574cm" svg:y="0.523cm" svg:viewBox="0 0 252 280" svg:d="M36 237c-1 9-5 23-5 26 0 12 8 17 18 17 7 0 18-5 22-17 2-3 23-87 26-98 4-21 15-64 19-81 3-7 20-36 35-50 4-5 23-20 49-20 17 0 25 7 27 7-20 3-32 18-32 34 0 9 7 22 23 22s34-14 34-36c0-23-20-41-52-41-40 0-67 31-78 48-6-28-28-48-58-48-28 0-39 24-44 35-12 21-20 59-20 60 0 6 6 6 7 6 7 0 7 0 11-14 10-44 23-73 45-73 11 0 20 4 20 28 0 13-3 20-10 52z">
            <text:p/>
          </draw:path>
          <draw:path draw:style-name="gr5" draw:text-style-name="P3" draw:layer="layout" svg:width="0.157cm" svg:height="0.286cm" svg:x="1.879cm" svg:y="0.602cm" svg:viewBox="0 0 158 287" svg:d="M98 13c0-13-1-13-13-13-28 27-67 28-85 28v15c10 0 39 0 63-12v221c0 14 0 20-43 20h-17v15c8 0 61-1 77-1 14 0 68 1 78 1v-15h-17c-43 0-43-6-43-20z">
            <text:p/>
          </draw:path>
        </draw:g>
        <draw:g>
          <svg:title>TexMaths</svg:title>
          <svg:desc>14§display§dr_2§svg§600§FALSE§</svg:desc>
          <draw:polygon draw:style-name="gr4" draw:text-style-name="P2" draw:layer="layout" svg:width="0.84cm" svg:height="0.519cm" svg:x="8.048cm" svg:y="4.433cm" svg:viewBox="0 0 841 520" draw:points="420,520 0,520 0,0 841,0 841,520">
            <text:p/>
          </draw:polygon>
          <draw:path draw:style-name="gr5" draw:text-style-name="P3" draw:layer="layout" svg:width="0.293cm" svg:height="0.435cm" svg:x="8.073cm" svg:y="4.432cm" svg:viewBox="0 0 294 436" svg:d="M294 7c0-1 0-7-9-7-8 0-67 6-78 7-4 0-8 3-8 11 0 9 5 9 15 9 29 0 31 4 31 9l-3 13-36 146c-11-23-30-40-58-40-71 0-148 91-148 181 0 59 34 100 83 100 12 0 43-3 79-47 6 26 27 47 56 47 23 0 37-14 46-35 10-21 19-59 19-61 0-7-6-7-7-7-7 0-7 3-9 12-11 40-22 77-47 77-17 0-18-16-18-28 0-16 1-20 4-30zM165 354c-3 12-3 13-12 24-27 34-52 44-69 44-31 0-41-34-41-58 0-31 20-108 35-136 19-36 47-59 72-59 40 0 49 51 49 55 0 3-2 7-3 10z">
            <text:p/>
          </draw:path>
          <draw:path draw:style-name="gr5" draw:text-style-name="P3" draw:layer="layout" svg:width="0.251cm" svg:height="0.279cm" svg:x="8.385cm" svg:y="4.587cm" svg:viewBox="0 0 252 280" svg:d="M36 237c-1 9-5 24-5 26 0 12 8 17 18 17 7 0 18-5 22-17 2-2 23-87 26-98 4-21 15-64 19-81 3-7 20-36 35-50 4-5 23-20 49-20 17 0 25 7 27 7-20 3-32 18-32 34 0 9 7 22 23 22s34-14 34-36c0-23-20-41-52-41-40 0-67 31-78 48-6-28-28-48-58-48-28 0-39 24-44 35-12 21-20 59-20 60 0 6 6 6 7 6 7 0 7 0 11-14 10-44 23-73 45-73 11 0 20 4 20 28 0 13-3 20-10 52z">
            <text:p/>
          </draw:path>
          <draw:path draw:style-name="gr5" draw:text-style-name="P3" draw:layer="layout" svg:width="0.191cm" svg:height="0.286cm" svg:x="8.671cm" svg:y="4.666cm" svg:viewBox="0 0 192 287" svg:d="M192 209h-16c-1 9-5 35-11 39-3 3-36 3-42 3h-80c45-41 61-52 87-73 32-25 62-52 62-94 0-52-46-84-102-84-54 0-90 38-90 77 0 22 18 25 22 25 12 0 24-8 24-24 0-7-3-22-25-22 13-31 42-41 63-41 43 0 66 34 66 69 0 38-27 67-41 84l-105 102c-4 5-4 6-4 17h179z">
            <text:p/>
          </draw:path>
        </draw:g>
        <draw:path draw:style-name="gr6" draw:text-style-name="P1" draw:layer="layout" svg:width="9.445cm" svg:height="7.155cm" draw:transform="rotate (-3.14159265358979) translate (9.72045071052732cm 7.3197802837098cm)" svg:viewBox="0 0 9446 7156" svg:d="M8393 7083c150 20 301-22 434-79 197-84 389-214 488-408 75-146 83-316 118-474 42-188-30-377-118-540-104-193-250-364-422-500-229-182-472-356-737-487-185-92-364-194-553-290-188-96-349-235-526-355-186-127-372-259-527-422-177-186-380-345-592-487-194-131-361-293-540-447-181-156-375-274-566-408-251-176-578-198-842-356-163-98-419-37-487-302-53-212-176-404-290-593-127-213-239-444-500-553-396-166-789-371-1238-381-271-6-559 20-789 184-204 146-421 289-527 527-70 158-117 320-158 487-65 274 35 560 106 829 58 216 141 422 250 619 127 226 298 429 355 684 42 188 156 354 171 553 19 249-117 447-171 671-43 184-116 349-79 553 66 350 415 496 698 619 227 98 447 222 684 289 198 56 403 103 606 66 185-34 378-94 566-52 205 45 403 127 579 236 173 105 403 118 526 290 111 155 280 184 435 237 173 59 361 30 540 26 199-5 391-62 592-65 191-3 291 189 461 197 217 10 385 125 592 118 149-5 300-4 448 0 171 5 343 44 513 27 148-16 274 89 421 52l66-65z">
          <text:p/>
        </draw:path>
        <draw:frame draw:style-name="gr7" draw:text-style-name="P4" draw:layer="layout" svg:width="3.067cm" svg:height="1.673cm" svg:x="0.427cm" svg:y="3.81cm">
          <draw:text-box>
            <text:p>Coulomb</text:p>
            <text:p>repulsion</text:p>
          </draw:text-box>
        </draw:frame>
        <draw:g>
          <svg:title>TexMaths</svg:title>
          <svg:desc>14§display§|\psi_1|^2§svg§600§FALSE§</svg:desc>
          <draw:polygon draw:style-name="gr4" draw:text-style-name="P2" draw:layer="layout" svg:width="0.879cm" svg:height="0.5cm" svg:x="2.93cm" svg:y="0.769cm" svg:viewBox="0 0 880 501" draw:points="440,501 0,501 0,0 880,0 880,501">
            <text:p/>
          </draw:polygon>
          <draw:path draw:style-name="gr5" draw:text-style-name="P3" draw:layer="layout" svg:width="0.018cm" svg:height="0.45cm" svg:x="2.981cm" svg:y="0.819cm" svg:viewBox="0 0 19 451" svg:d="M19 16c0-8 0-16-10-16-9 0-9 8-9 16v418c0 8 0 17 9 17 10 0 10-9 10-17z">
            <text:p/>
          </draw:path>
          <draw:path draw:style-name="gr5" draw:text-style-name="P3" draw:layer="layout" svg:width="0.26cm" svg:height="0.405cm" svg:x="3.061cm" svg:y="0.845cm" svg:viewBox="0 0 261 406" svg:d="M195 11c0-1 1-4 1-6 0-5-3-5-5-5-4 0-4 1-6 9l-72 298c-33-4-49-20-49-50 0-9 0-21 24-84 1-6 4-13 4-22 0-21-14-37-35-37-41 0-57 65-57 69s4 4 5 4c5 0 5-1 7-8 11-43 29-55 44-55 3 0 10 0 10 14 0 12-4 23-9 39-21 57-21 69-21 76 0 43 33 61 74 64-3 16-3 17-8 41-2 6-11 41-11 43 0 0 0 5 6 5 1 0 3 0 4-2 1-1 4-13 4-19l17-66c16 0 54 0 94-50 17-20 27-40 32-53 4-11 13-51 13-71 0-25-12-31-19-31-11 0-21 11-21 21 0 6 2 8 6 12 4 6 15 17 15 38 0 30-22 67-37 83-38 40-65 40-81 40z">
            <text:p/>
          </draw:path>
          <draw:path draw:style-name="gr5" draw:text-style-name="P3" draw:layer="layout" svg:width="0.109cm" svg:height="0.209cm" svg:x="3.36cm" svg:y="1.016cm" svg:viewBox="0 0 110 210" svg:d="M68 9c0-9-1-9-8-9-20 19-47 20-60 20v12c7 0 27 0 44-9v161c0 11 0 15-30 15h-12v11c6 0 43-1 54-1 9 0 48 1 54 1v-11h-11c-31 0-31-4-31-15z">
            <text:p/>
          </draw:path>
          <draw:path draw:style-name="gr5" draw:text-style-name="P3" draw:layer="layout" svg:width="0.018cm" svg:height="0.45cm" svg:x="3.571cm" svg:y="0.819cm" svg:viewBox="0 0 19 451" svg:d="M19 16c0-8 0-16-10-16-9 0-9 8-9 16v418c0 8 0 17 9 17 10 0 10-9 10-17z">
            <text:p/>
          </draw:path>
          <draw:path draw:style-name="gr5" draw:text-style-name="P3" draw:layer="layout" svg:width="0.133cm" svg:height="0.209cm" svg:x="3.658cm" svg:y="0.762cm" svg:viewBox="0 0 134 210" svg:d="M134 153h-11c-1 7-4 25-8 28-2 2-25 2-29 2h-56c32-29 42-38 61-53 22-18 43-38 43-69 0-37-32-61-71-61-38 0-63 28-63 56 0 17 13 19 16 19 7 0 16-6 16-18 0-5-2-16-17-16 8-23 29-30 44-30 30 0 46 25 46 50 0 28-19 50-29 62l-73 75c-3 3-3 4-3 12h125z">
            <text:p/>
          </draw:path>
        </draw:g>
        <draw:g>
          <svg:title>TexMaths</svg:title>
          <svg:desc>14§display§|\psi_2|^2§svg§600§FALSE§</svg:desc>
          <draw:polygon draw:style-name="gr4" draw:text-style-name="P2" draw:layer="layout" svg:width="0.878cm" svg:height="0.5cm" svg:x="6.36cm" svg:y="4.579cm" svg:viewBox="0 0 879 501" draw:points="439,501 0,501 0,0 879,0 879,501">
            <text:p/>
          </draw:polygon>
          <draw:path draw:style-name="gr5" draw:text-style-name="P3" draw:layer="layout" svg:width="0.018cm" svg:height="0.45cm" svg:x="6.411cm" svg:y="4.629cm" svg:viewBox="0 0 19 451" svg:d="M19 16c0-8 0-16-10-16-9 0-9 8-9 16v418c0 8 0 17 9 17 10 0 10-9 10-17z">
            <text:p/>
          </draw:path>
          <draw:path draw:style-name="gr5" draw:text-style-name="P3" draw:layer="layout" svg:width="0.259cm" svg:height="0.405cm" svg:x="6.491cm" svg:y="4.655cm" svg:viewBox="0 0 260 406" svg:d="M195 11c0-1 1-4 1-6 0-5-3-5-5-5-5 0-5 1-7 9l-71 298c-33-4-49-20-49-50 0-9 0-21 24-84 1-6 4-13 4-22 0-21-14-37-35-37-41 0-57 65-57 69s4 4 5 4c5 0 5-1 7-8 11-43 29-55 44-55 3 0 10 0 10 14 0 12-5 23-9 39-21 57-21 69-21 76 0 43 33 61 74 65-3 15-3 16-9 40-1 6-10 41-10 43 0 0 0 5 6 5 1 0 3 0 3-2 1-1 4-13 5-19l17-66c16 0 54 0 94-50 17-20 27-40 32-53 4-11 12-51 12-71 0-25-11-31-18-31-11 0-22 11-22 21 0 6 2 8 6 12 5 6 16 17 16 38 0 30-22 67-37 83-38 40-65 40-81 40z">
            <text:p/>
          </draw:path>
          <draw:path draw:style-name="gr5" draw:text-style-name="P3" draw:layer="layout" svg:width="0.133cm" svg:height="0.209cm" svg:x="6.776cm" svg:y="4.826cm" svg:viewBox="0 0 134 210" svg:d="M134 153h-11c-1 7-4 25-8 28-2 2-25 2-29 2h-56c31-29 42-38 61-53 22-18 43-38 43-69 0-37-33-61-72-61-37 0-62 28-62 56 0 17 13 19 16 19 7 0 16-6 16-18 0-5-2-16-17-16 8-23 29-30 44-30 30 0 45 25 45 50 0 28-18 50-28 62l-73 75c-3 3-3 4-3 12h125z">
            <text:p/>
          </draw:path>
          <draw:path draw:style-name="gr5" draw:text-style-name="P3" draw:layer="layout" svg:width="0.018cm" svg:height="0.45cm" svg:x="7cm" svg:y="4.629cm" svg:viewBox="0 0 19 451" svg:d="M19 16c0-8 0-16-10-16-9 0-9 8-9 16v418c0 8 0 17 9 17 10 0 10-9 10-17z">
            <text:p/>
          </draw:path>
          <draw:path draw:style-name="gr5" draw:text-style-name="P3" draw:layer="layout" svg:width="0.133cm" svg:height="0.209cm" svg:x="7.087cm" svg:y="4.572cm" svg:viewBox="0 0 134 210" svg:d="M134 153h-11c-1 7-4 25-8 28-2 2-25 2-29 2h-56c31-29 42-38 61-53 22-18 43-38 43-69 0-37-33-61-72-61-37 0-62 28-62 56 0 17 13 19 16 19 7 0 16-6 16-18 0-5-2-16-17-16 8-23 29-30 44-30 30 0 45 25 45 50 0 28-18 50-28 62l-73 75c-3 3-3 4-3 12h125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9T11:40:00.074560362</meta:creation-date>
    <meta:generator>LibreOffice/5.4.4.2$Linux_X86_64 LibreOffice_project/40$Build-2</meta:generator>
    <dc:date>2018-01-19T13:02:22.806402677</dc:date>
    <meta:editing-duration>PT58M3S</meta:editing-duration>
    <meta:editing-cycles>6</meta:editing-cycles>
    <meta:document-statistic meta:object-count="46"/>
  </office:meta>
</office:document-meta>
</file>